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2">
      <style:text-properties officeooo:paragraph-rsid="00295dd6"/>
    </style:style>
    <style:style style:name="P9" style:family="paragraph" style:parent-style-name="Heading_20_1">
      <style:text-properties officeooo:rsid="00295dd6" officeooo:paragraph-rsid="00295dd6"/>
    </style:style>
    <style:style style:name="P10" style:family="paragraph" style:parent-style-name="Heading_20_3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style="italic" officeooo:rsid="00295dd6"/>
    </style:style>
    <style:style style:name="T4" style:family="text">
      <style:text-properties fo:font-style="italic" officeooo:rsid="002b90f2"/>
    </style:style>
    <style:style style:name="T5" style:family="text">
      <style:text-properties fo:language="en" fo:country="US" fo:font-style="italic" fo:font-weight="bold" officeooo:rsid="00295dd6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officeooo:rsid="00295dd6"/>
    </style:style>
    <style:style style:name="T8" style:family="text">
      <style:text-properties fo:language="en" fo:country="US" officeooo:rsid="00295dd6"/>
    </style:style>
    <style:style style:name="T9" style:family="text">
      <style:text-properties officeooo:rsid="00295dd6"/>
    </style:style>
    <style:style style:name="T10" style:family="text">
      <style:text-properties officeooo:rsid="002a4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9">999.999</text:span></text:p>
      <text:h text:style-name="P9" text:outline-level="1">СИТУАЦИОННЫЕ ИССЛЕДОВАНИЯ</text:h>
      <text:p text:style-name="P5"><text:span text:style-name="Character_5f_20_5f_style"><text:span text:style-name="T4">Н</text:span></text:span><text:span text:style-name="Character_5f_20_5f_style"><text:span text:style-name="T3">.</text:span></text:span><text:span text:style-name="Character_5f_20_5f_style"><text:span text:style-name="T4">С</text:span></text:span><text:span text:style-name="Character_5f_20_5f_style"><text:span text:style-name="T3">. </text:span></text:span><text:span text:style-name="Character_5f_20_5f_style"><text:span text:style-name="T4">Петрова</text:span></text:span></text:p>
      <text:h text:style-name="P8" text:outline-level="2"><text:span text:style-name="Character_5f_20_5f_style"><text:span text:style-name="T2">Заголовок статьи</text:span></text:span></text:h>
      <text:p text:style-name="Сведения_20_об_20_авторе"><text:span text:style-name="Character_5f_20_5f_style"><text:span text:style-name="T8">Сведения об авторе</text:span></text:span></text:p>
      <text:p text:style-name="P1"><text:span text:style-name="Character_5f_20_5f_style"><text:span text:style-name="T9">Ключевые слова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oft-page-break/><text:span text:style-name="Character_5f_20_5f_style">Список литературы</text:span></text:h>
      <text:p text:style-name="P3"><text:span text:style-name="Character_5f_20_5f_style"><text:span text:style-name="T8">Текст списка литературы</text:span></text:span></text:p>
      <text:h text:style-name="Heading_20_3" text:outline-level="3"><text:span text:style-name="Character_5f_20_5f_style"><text:span text:style-name="T7">Английское название статьи</text:span></text:span><text:span text:style-name="Footnote_20_anchor"><text:span text:style-name="T6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5">Автор по-английски</text:span></text:span></text:p>
      <text:p text:style-name="P6"><text:span text:style-name="Character_5f_20_5f_style"><text:span text:style-name="T8">Сведения об авторе </text:span></text:span></text:p>
      <text:p text:style-name="P1"><text:span text:style-name="Character_5f_20_5f_style"><text:span text:style-name="T8">Ключевые слова</text:span></text:span></text:p>
      <text:h text:style-name="P10" text:outline-level="3"><text:span text:style-name="Character_5f_20_5f_style"><text:span text:style-name="T9">Список литературы на английском</text:span></text:span></text:h>
      <text:p text:style-name="P3"><text:span text:style-name="Character_5f_20_5f_style"><text:span text:style-name="T8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4:21.784369430</dc:date>
    <meta:editing-cycles>15</meta:editing-cycles>
    <meta:editing-duration>PT26M26S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7" meta:word-count="169" meta:character-count="1073" meta:non-whitespace-character-count="945"/>
  </office:meta>
</office:document-meta>
</file>